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2">
      <style:text-properties officeooo:paragraph-rsid="0012d5cc"/>
    </style:style>
    <style:style style:name="P5" style:family="paragraph" style:parent-style-name="Text_20_body">
      <style:text-properties officeooo:paragraph-rsid="0012d5cc"/>
    </style:style>
    <style:style style:name="P6" style:family="paragraph" style:parent-style-name="Horizontal_20_Line">
      <style:text-properties officeooo:paragraph-rsid="0012d5cc"/>
    </style:style>
    <style:style style:name="P7" style:family="paragraph" style:parent-style-name="Heading_20_2">
      <style:paragraph-properties fo:margin-top="0cm" fo:margin-bottom="0.247cm" style:contextual-spacing="false" fo:line-height="115%"/>
    </style:style>
    <style:style style:name="P8" style:family="paragraph" style:parent-style-name="Horizontal_20_Line">
      <style:paragraph-properties fo:margin-top="0cm" fo:margin-bottom="0.247cm" style:contextual-spacing="false" fo:line-height="115%"/>
    </style:style>
    <style:style style:name="P9" style:family="paragraph" style:parent-style-name="Heading_20_3">
      <style:paragraph-properties fo:margin-top="0cm" fo:margin-bottom="0.247cm" style:contextual-spacing="false" fo:line-height="115%"/>
    </style:style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 style:list-style-name="L6"/>
    <style:style style:name="P14" style:family="paragraph" style:parent-style-name="Text_20_body" style:list-style-name="L7"/>
    <style:style style:name="P15" style:family="paragraph" style:parent-style-name="Text_20_body" style:list-style-name="L8"/>
    <style:style style:name="P16" style:family="paragraph" style:parent-style-name="Text_20_body" style:list-style-name="L9"/>
    <style:style style:name="T1" style:family="text">
      <style:text-properties officeooo:rsid="0012d5cc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Relatório </text:span><text:span text:style-name="Strong_20_Emphasis"><text:span text:style-name="T1">da</text:span></text:span><text:span text:style-name="Strong_20_Emphasis"> Análise dos Microdados do ENEM 2024</text:span></text:h>
      <text:p text:style-name="Text_20_body"><text:span text:style-name="Strong_20_Emphasis">Autora: </text:span><text:span text:style-name="Strong_20_Emphasis"><text:span text:style-name="T1">Lauryane Siqueira</text:span></text:span><text:line-break/><text:span text:style-name="Strong_20_Emphasis">Data:</text:span> <text:span text:style-name="T1">24/11/2025</text:span></text:p>
      <text:p text:style-name="Horizontal_20_Line"/>
      <text:h text:style-name="Heading_20_2" text:outline-level="2"><text:span text:style-name="Strong_20_Emphasis">1. Introdução</text:span></text:h>
      <text:p text:style-name="Text_20_body">Este relatório apresenta a análise dos microdados do <text:span text:style-name="Strong_20_Emphasis">Exame Nacional do Ensino Médio (ENEM) 2024</text:span>, com foco específico na relação entre:</text:p>
      <text:list text:style-name="L1">
        <text:list-item>
          <text:p text:style-name="P2"><text:span text:style-name="Strong_20_Emphasis">Raça/Cor</text:span> dos participantes</text:p>
        </text:list-item>
        <text:list-item>
          <text:p text:style-name="P2"><text:span text:style-name="Strong_20_Emphasis">Escolaridade do pai</text:span></text:p>
        </text:list-item>
        <text:list-item>
          <text:p text:style-name="P2"><text:span text:style-name="Strong_20_Emphasis">Escolaridade da mãe</text:span></text:p>
        </text:list-item>
      </text:list>
      <text:p text:style-name="Text_20_body">O objetivo principal é explorar como essas variáveis se distribuem entre os participantes e verificar se existem associações estatisticamente significativas entre elas, utilizando métodos descritivos, inferenciais e de modelagem.</text:p>
      <text:p text:style-name="Text_20_body">A análise foi implementada em linguagem <text:span text:style-name="Strong_20_Emphasis">R</text:span>, organizada em múltiplos scripts que podem ser executados em sequência.</text:p>
      <text:p text:style-name="Horizontal_20_Line"/>
      <text:h text:style-name="Heading_20_2" text:outline-level="2"><text:span text:style-name="Strong_20_Emphasis">2. Estrutura do Projeto</text:span></text:h>
      <text:p text:style-name="Text_20_body">O projeto está organizado da seguinte forma:</text:p>
      <text:p text:style-name="Standard">.</text:p>
      <text:p text:style-name="Standard">├── R/</text:p>
      <text:p text:style-name="Standard">│ <text:s text:c="2"/>├── 01_carregar_dados.R</text:p>
      <text:p text:style-name="Standard">│ <text:s text:c="2"/>├── 02_tratamento_variaveis.R</text:p>
      <text:p text:style-name="Standard">│ <text:s text:c="2"/>├── 03_analises_descritivas.R</text:p>
      <text:p text:style-name="Standard">│ <text:s text:c="2"/>├── 04_testes_estatisticos.R</text:p>
      <text:p text:style-name="Standard">│ <text:s text:c="2"/>├── 05_modelos_regressao.R</text:p>
      <text:p text:style-name="Standard">│ <text:s text:c="2"/>└── 06_visualizacoes.R</text:p>
      <text:p text:style-name="Standard">│</text:p>
      <text:p text:style-name="Standard">├── data/</text:p>
      <text:p text:style-name="Standard">│ <text:s text:c="2"/>└── PARTICIPANTES_2024.csv <text:s/>(o usuário deve inserir manualmente)</text:p>
      <text:p text:style-name="Standard">│</text:p>
      <text:p text:style-name="Standard">├── outputs/</text:p>
      <text:p text:style-name="Standard">│ <text:s text:c="2"/>├── graficos/</text:p>
      <text:p text:style-name="Standard">│ <text:s text:c="2"/>├── tabelas/</text:p>
      <text:p text:style-name="Standard">│ <text:s text:c="2"/>└── modelos/</text:p>
      <text:p text:style-name="Standard">│</text:p>
      <text:p text:style-name="Standard">├── docs/</text:p>
      <text:p text:style-name="Standard">│ <text:s text:c="2"/>└── relatorio.docx</text:p>
      <text:p text:style-name="Standard">│</text:p>
      <text:p text:style-name="Standard"><text:soft-page-break/>├── README.md</text:p>
      <text:p text:style-name="Standard">└── .gitignore</text:p>
      <text:p text:style-name="Standard"/>
      <text:p text:style-name="Horizontal_20_Line"/>
      <text:h text:style-name="Heading_20_2" text:outline-level="2"><text:span text:style-name="Strong_20_Emphasis">3. Obtenção dos Dados</text:span></text:h>
      <text:p text:style-name="Text_20_body">Devido ao tamanho elevado dos arquivos disponibilizados pelo INEP, o arquivo <text:span text:style-name="Strong_20_Emphasis">PARTICIPANTES_2024.csv</text:span> <text:span text:style-name="Strong_20_Emphasis"><text:span text:style-name="T2">não está incluído no repositório GitHub</text:span></text:span><text:span text:style-name="T2">.</text:span></text:p>
      <text:p text:style-name="Text_20_body">Para executar a análise, o usuário deve:</text:p>
      <text:list text:style-name="L2">
        <text:list-item>
          <text:p text:style-name="P3">Acessar o portal oficial do INEP: https://www.gov.br/inep/pt-br/acesso-a-informacao/dados-abertos/microdados/enem</text:p>
        </text:list-item>
        <text:list-item>
          <text:p text:style-name="P3">Baixar os <text:span text:style-name="Strong_20_Emphasis">Microdados do ENEM 2024</text:span> (arquivo <text:span text:style-name="Source_20_Text">.zip</text:span>).</text:p>
        </text:list-item>
        <text:list-item>
          <text:p text:style-name="P3">Extrair a pasta chamada <text:span text:style-name="Strong_20_Emphasis">DADOS</text:span>.</text:p>
        </text:list-item>
        <text:list-item>
          <text:p text:style-name="P4">Localizar o arquivo: PARTICIPANTES_2024.csv</text:p>
        </text:list-item>
        <text:list-item>
          <text:p text:style-name="P4">Copiá-lo para dentro da pasta do projeto: data/</text:p>
        </text:list-item>
      </text:list>
      <text:p text:style-name="P5">Sem esse arquivo, os scripts não poderão ser executados. </text:p>
      <text:p text:style-name="P5"/>
      <text:p text:style-name="P6"/>
      <text:h text:style-name="P7" text:outline-level="2"><text:span text:style-name="Strong_20_Emphasis">4. Execução dos Scripts</text:span></text:h>
      <text:p text:style-name="Text_20_body">A análise está dividida em blocos, que devem ser executados na seguinte ordem:</text:p>
      <text:p text:style-name="P8"/>
      <text:h text:style-name="P9" text:outline-level="3"><text:span text:style-name="Strong_20_Emphasis">4.1 Script 01 – Carregar Dados</text:span></text:h>
      <text:p text:style-name="Text_20_body">Arquivo: <text:span text:style-name="Strong_20_Emphasis">R/01_carregar_dados.R</text:span></text:p>
      <text:p text:style-name="Text_20_body">Funções principais:</text:p>
      <text:list text:style-name="L3">
        <text:list-item>
          <text:p text:style-name="P10">Verifica se o arquivo <text:span text:style-name="Source_20_Text">PARTICIPANTES_2024.csv</text:span> existe.</text:p>
        </text:list-item>
        <text:list-item>
          <text:p text:style-name="P10">Carrega o conjunto de dados.</text:p>
        </text:list-item>
        <text:list-item>
          <text:p text:style-name="P10">Aplica filtros iniciais, se necessário.</text:p>
        </text:list-item>
      </text:list>
      <text:p text:style-name="Text_20_body">Este script interrompe a análise caso o arquivo não esteja na pasta correta.</text:p>
      <text:p text:style-name="P8"/>
      <text:h text:style-name="P9" text:outline-level="3"><text:span text:style-name="Strong_20_Emphasis">4.2 Script 02 – Tratamento das Variáveis</text:span></text:h>
      <text:p text:style-name="Text_20_body">Arquivo: <text:span text:style-name="Strong_20_Emphasis">R/02_tratamento_variaveis.R</text:span></text:p>
      <text:p text:style-name="Text_20_body">Funções principais:</text:p>
      <text:list text:style-name="L4">
        <text:list-item>
          <text:p text:style-name="P11">Criação de fatores com rótulos legíveis.</text:p>
        </text:list-item>
        <text:list-item>
          <text:p text:style-name="P11">Recodificação de categorias de raça e escolaridade.</text:p>
        </text:list-item>
        <text:list-item>
          <text:p text:style-name="P11"><text:soft-page-break/>Tratamento de valores ausentes.</text:p>
        </text:list-item>
        <text:list-item>
          <text:p text:style-name="P11">Preparação das variáveis utilizadas nas análises e modelos.</text:p>
        </text:list-item>
      </text:list>
      <text:p text:style-name="P8"/>
      <text:h text:style-name="P9" text:outline-level="3"><text:span text:style-name="Strong_20_Emphasis">4.3 Script 03 – Análises Descritivas</text:span></text:h>
      <text:p text:style-name="Text_20_body">Arquivo: <text:span text:style-name="Strong_20_Emphasis">R/03_analises_descritivas.R</text:span></text:p>
      <text:p text:style-name="Text_20_body">Este script gera:</text:p>
      <text:list text:style-name="L5">
        <text:list-item>
          <text:p text:style-name="P12">Tabelas de frequência.</text:p>
        </text:list-item>
        <text:list-item>
          <text:p text:style-name="P12">Distribuições por raça e escolaridade.</text:p>
        </text:list-item>
        <text:list-item>
          <text:p text:style-name="P12">Gráficos descritivos básicos.</text:p>
        </text:list-item>
      </text:list>
      <text:p text:style-name="P8"/>
      <text:h text:style-name="P9" text:outline-level="3"><text:span text:style-name="Strong_20_Emphasis">4.4 Script 06 – Visualizações</text:span></text:h>
      <text:p text:style-name="Text_20_body">Arquivo: <text:span text:style-name="Strong_20_Emphasis">R/06_visualizacoes.R</text:span></text:p>
      <text:p text:style-name="Text_20_body">Produz gráficos avançados, incluindo:</text:p>
      <text:list text:style-name="L6">
        <text:list-item>
          <text:p text:style-name="P13">Barras empilhadas</text:p>
        </text:list-item>
        <text:list-item>
          <text:p text:style-name="P13">Proporções ajustadas</text:p>
        </text:list-item>
        <text:list-item>
          <text:p text:style-name="P13">Heatmaps usando viridis</text:p>
        </text:list-item>
        <text:list-item>
          <text:p text:style-name="P13">Gráficos comparativos por raça e escolaridade</text:p>
        </text:list-item>
      </text:list>
      <text:p text:style-name="Text_20_body">Todos os gráficos são salvos automaticamente na pasta: <text:span text:style-name="Source_20_Text">outputs/graficos/</text:span></text:p>
      <text:p text:style-name="P8"/>
      <text:h text:style-name="P9" text:outline-level="3"><text:span text:style-name="Strong_20_Emphasis">4.5 Script 04 – Testes Estatísticos</text:span></text:h>
      <text:p text:style-name="Text_20_body">Arquivo: <text:span text:style-name="Strong_20_Emphasis">R/04_testes_estatisticos.R</text:span></text:p>
      <text:p text:style-name="Text_20_body">Testes realizados:</text:p>
      <text:list text:style-name="L7">
        <text:list-item>
          <text:p text:style-name="P14"><text:span text:style-name="Strong_20_Emphasis">Qui-quadrado de independência</text:span></text:p>
        </text:list-item>
        <text:list-item>
          <text:p text:style-name="P14"><text:span text:style-name="Strong_20_Emphasis">V de Cramer</text:span> (tamanho de efeito)</text:p>
        </text:list-item>
        <text:list-item>
          <text:p text:style-name="P14">Avaliação de dependência entre:</text:p>
          <text:list>
            <text:list-item>
              <text:p text:style-name="P14">Raça × Escolaridade do pai</text:p>
            </text:list-item>
            <text:list-item>
              <text:p text:style-name="P14">Raça × Escolaridade da mãe</text:p>
            </text:list-item>
          </text:list>
        </text:list-item>
      </text:list>
      <text:p text:style-name="Text_20_body">O V de Cramer é interpretado como:</text:p>
      <text:list text:style-name="L8">
        <text:list-item>
          <text:p text:style-name="P15">0.00–0.10: efeito muito fraco</text:p>
        </text:list-item>
        <text:list-item>
          <text:p text:style-name="P15">0.10–0.30: fraco</text:p>
        </text:list-item>
        <text:list-item>
          <text:p text:style-name="P15">0.30–0.50: moderado</text:p>
        </text:list-item>
        <text:list-item>
          <text:p text:style-name="P15">0.50+: forte</text:p>
        </text:list-item>
      </text:list>
      <text:p text:style-name="P8"/>
      <text:h text:style-name="P9" text:outline-level="3"><text:soft-page-break/><text:span text:style-name="Strong_20_Emphasis">4.6 Script 05 – Modelos de Regressão</text:span></text:h>
      <text:p text:style-name="Text_20_body">Arquivo: <text:span text:style-name="Strong_20_Emphasis">R/05_modelos_regressao.R</text:span></text:p>
      <text:p text:style-name="Text_20_body">Inclui:</text:p>
      <text:list text:style-name="L9">
        <text:list-item>
          <text:p text:style-name="P16">Modelos de regressão logística ordinal</text:p>
        </text:list-item>
        <text:list-item>
          <text:p text:style-name="P16">Comparação entre categorias de escolaridade</text:p>
        </text:list-item>
        <text:list-item>
          <text:p text:style-name="P16">Cálculo de probabilidades previstas</text:p>
        </text:list-item>
        <text:list-item>
          <text:p text:style-name="P16">Efeitos marginais</text:p>
        </text:list-item>
        <text:list-item>
          <text:p text:style-name="P16">Geração de tabelas e gráficos de previsão</text:p>
        </text:list-item>
      </text:list>
      <text:p text:style-name="Text_20_body">Os resultados são salvos em: <text:span text:style-name="Source_20_Text">outputs/modelos/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02:23:46.498886800</meta:creation-date>
    <dc:date>2025-11-26T02:31:25.524512700</dc:date>
    <meta:editing-duration>PT7M42S</meta:editing-duration>
    <meta:editing-cycles>1</meta:editing-cycles>
    <meta:document-statistic meta:table-count="0" meta:image-count="0" meta:object-count="0" meta:page-count="4" meta:paragraph-count="94" meta:word-count="496" meta:character-count="3416" meta:non-whitespace-character-count="3023"/>
    <meta:generator>LibreOffice/25.2.6.2$Windows_X86_64 LibreOffice_project/729c5bfe710f5eb71ed3bbde9e06a6065e9c6c5d</meta:generator>
  </office:meta>
</office:document-meta>
</file>